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left" draw:textarea-vertical-align="bottom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left" draw:textarea-vertical-align="top" draw:auto-grow-height="false"/>
    </style:style>
    <style:style style:name="gr5" style:family="graphic" style:parent-style-name="standard">
      <style:graphic-properties draw:textarea-horizontal-align="left" draw:textarea-vertical-align="bottom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36cm" fo:min-width="0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36cm" fo:min-width="0cm"/>
    </style:style>
    <style:style style:name="gr8" style:family="graphic" style:parent-style-name="standard">
      <style:graphic-properties draw:textarea-horizontal-align="right" draw:textarea-vertical-align="top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8pt" style:font-size-asian="18pt" style:font-size-complex="18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8pt" style:font-size-asian="18pt" style:font-size-complex="18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9.017cm" svg:height="11.557cm" svg:x="1.889cm" svg:y="7.985cm">
          <text:p text:style-name="P1">&lt;byte *&gt;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81cm" svg:height="1.016cm" svg:x="2.524cm" svg:y="6.08cm">
          <text:p text:style-name="P2"><text:span text:style-name="T1">bufferSi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3.556cm" svg:height="1.016cm" svg:x="7.096cm" svg:y="6.588cm">
          <text:p text:style-name="P2"><text:span text:style-name="T1">periodSi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4.191cm" svg:height="1.016cm" svg:x="5.191cm" svg:y="2.524cm">
          <text:p text:style-name="P2"><text:span text:style-name="T1">bufPerRat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8.874cm" svg:y1="6.588cm" svg:x2="4.429cm" svg:y2="6.08cm" draw:start-shape="id1" draw:start-glue-point="0" draw:end-shape="id2" draw:end-glue-point="0" svg:d="m8874 6588c0-1513-4445-1259-4445-508">
          <text:p/>
        </draw:connector>
        <draw:connector draw:style-name="gr3" draw:text-style-name="P3" draw:layer="layout" draw:type="curve" svg:x1="8.874cm" svg:y1="6.588cm" svg:x2="7.286cm" svg:y2="3.54cm" draw:start-shape="id1" draw:start-glue-point="0" draw:end-shape="id3" draw:end-glue-point="2" svg:d="m8874 6588c0-2284-1588-761-1588-3048">
          <text:p/>
        </draw:connector>
        <draw:connector draw:style-name="gr3" draw:text-style-name="P3" draw:layer="layout" draw:type="curve" svg:x1="4.429cm" svg:y1="6.08cm" svg:x2="7.286cm" svg:y2="3.54cm" draw:start-shape="id2" draw:start-glue-point="0" draw:end-shape="id3" draw:end-glue-point="2" svg:d="m4429 6080c0-1903 2857-634 2857-2540">
          <text:p/>
        </draw:connector>
        <draw:custom-shape draw:style-name="gr4" draw:text-style-name="P1" draw:layer="layout" svg:width="2.159cm" svg:height="10.16cm" svg:x="3.032cm" svg:y="8.747cm">
          <text:p text:style-name="P1">buff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8.128cm" svg:x="5.826cm" svg:y="10.398cm">
          <text:p text:style-name="P1">perio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2.032cm" svg:x="6.969cm" svg:y="16.494cm">
          <text:p text:style-name="P1">fram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0.508cm" svg:x="7.985cm" svg:y="18.018cm">
          <text:p text:style-name="P1">sample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904cm" svg:height="0.569cm" svg:x="8.224cm" svg:y="16.941cm">
          <draw:text-box>
            <text:p text:style-name="P4">. . .</text:p>
          </draw:text-box>
        </draw:frame>
        <draw:frame draw:style-name="gr7" draw:text-style-name="P5" draw:layer="layout" svg:width="1.391cm" svg:height="0.962cm" svg:x="7.477cm" svg:y="12.738cm">
          <draw:text-box>
            <text:p text:style-name="P5">. . .</text:p>
          </draw:text-box>
        </draw:frame>
        <draw:custom-shape draw:style-name="gr5" draw:text-style-name="P1" draw:layer="layout" svg:width="1.27cm" svg:height="0.508cm" svg:x="7.985cm" svg:y="17.51cm">
          <text:p text:style-name="P1">sampl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0.508cm" svg:x="7.985cm" svg:y="16.494cm">
          <text:p text:style-name="P1">samp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2.032cm" svg:x="6.969cm" svg:y="14.462cm">
          <text:p text:style-name="P1">fram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0.508cm" svg:x="7.985cm" svg:y="15.986cm">
          <text:p text:style-name="P1">sample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904cm" svg:height="0.569cm" svg:x="8.224cm" svg:y="14.909cm">
          <draw:text-box>
            <text:p text:style-name="P4">. . .</text:p>
          </draw:text-box>
        </draw:frame>
        <draw:custom-shape draw:style-name="gr5" draw:text-style-name="P1" draw:layer="layout" svg:width="1.27cm" svg:height="0.508cm" svg:x="7.985cm" svg:y="15.478cm">
          <text:p text:style-name="P1">sampl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0.508cm" svg:x="7.985cm" svg:y="14.462cm">
          <text:p text:style-name="P1">samp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2.032cm" svg:x="6.969cm" svg:y="10.398cm">
          <text:p text:style-name="P1">fram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0.508cm" svg:x="7.985cm" svg:y="11.922cm">
          <text:p text:style-name="P1">sample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904cm" svg:height="0.569cm" svg:x="8.224cm" svg:y="10.845cm">
          <draw:text-box>
            <text:p text:style-name="P4">. . .</text:p>
          </draw:text-box>
        </draw:frame>
        <draw:custom-shape draw:style-name="gr5" draw:text-style-name="P1" draw:layer="layout" svg:width="1.27cm" svg:height="0.508cm" svg:x="7.985cm" svg:y="11.414cm">
          <text:p text:style-name="P1">sampl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0.508cm" svg:x="7.985cm" svg:y="10.398cm">
          <text:p text:style-name="P1">samp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2.54cm" svg:x="4.048cm" svg:y="8.747cm">
          <text:p text:style-name="P1">period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43cm" svg:height="2.54cm" svg:x="4.048cm" svg:y="13.827cm">
          <text:p text:style-name="P1">perio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43cm" svg:height="2.54cm" svg:x="4.048cm" svg:y="16.367cm">
          <text:p text:style-name="P1">period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201cm" svg:height="0.806cm" svg:x="3.99cm" svg:y="11.878cm">
          <draw:text-box>
            <text:p text:style-name="P6">. . .</text:p>
          </draw:text-box>
        </draw:frame>
        <draw:line draw:style-name="gr9" draw:text-style-name="P3" draw:layer="layout" svg:x1="5.826cm" svg:y1="10.398cm" svg:x2="5.191cm" svg:y2="13.827cm">
          <text:p/>
        </draw:line>
        <draw:line draw:style-name="gr9" draw:text-style-name="P3" draw:layer="layout" svg:x1="5.826cm" svg:y1="18.526cm" svg:x2="5.191cm" svg:y2="16.367cm">
          <text:p/>
        </draw:line>
        <draw:frame draw:style-name="gr10" draw:text-style-name="P7" draw:layer="layout" svg:width="7.965cm" svg:height="1.199cm" svg:x="9.926cm" svg:y="4.627cm">
          <draw:text-box>
            <text:p text:style-name="P7">It would seem that a frame is</text:p>
            <text:p text:style-name="P7">Fictitious when not in interleaved mode!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uncan Gray</meta:initial-creator>
    <meta:creation-date>2011-12-03T20:43:54</meta:creation-date>
    <meta:generator>LibreOffice/3.4$Unix LibreOffice_project/340m1$Build-402</meta:generator>
    <dc:date>2011-12-03T21:23:05</dc:date>
    <dc:creator>Duncan Gray</dc:creator>
    <meta:editing-duration>PT39M11S</meta:editing-duration>
    <meta:editing-cycles>3</meta:editing-cycles>
    <meta:document-statistic meta:object-count="32"/>
  </office:meta>
</office:document-meta>
</file>